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ru" fo:country="RU" officeooo:rsid="000ef309" officeooo:paragraph-rsid="000ef309"/>
    </style:style>
    <style:style style:name="P2" style:family="paragraph" style:parent-style-name="Standard">
      <style:text-properties fo:language="ru" fo:country="RU" officeooo:rsid="00100404" officeooo:paragraph-rsid="00100404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2da65" officeooo:paragraph-rsid="001388e5"/>
    </style:style>
    <style:style style:name="P4" style:family="paragraph" style:parent-style-name="Standard">
      <style:text-properties fo:language="ru" fo:country="RU" officeooo:rsid="00100404" officeooo:paragraph-rsid="00100404"/>
    </style:style>
    <style:style style:name="P5" style:family="paragraph" style:parent-style-name="Standard">
      <style:text-properties fo:language="ru" fo:country="RU" officeooo:rsid="001eb783" officeooo:paragraph-rsid="001eb783"/>
    </style:style>
    <style:style style:name="P6" style:family="paragraph" style:parent-style-name="Standard">
      <style:text-properties fo:language="ru" fo:country="RU" fo:font-weight="bold" officeooo:rsid="001eb783" officeooo:paragraph-rsid="001eb783" style:font-weight-asian="bold" style:font-weight-complex="bold"/>
    </style:style>
    <style:style style:name="P7" style:family="paragraph" style:parent-style-name="Standard">
      <style:text-properties fo:language="ru" fo:country="RU" officeooo:rsid="001ee1c9" officeooo:paragraph-rsid="001ee1c9"/>
    </style:style>
    <style:style style:name="P8" style:family="paragraph" style:parent-style-name="Standard" style:list-style-name="L2">
      <style:text-properties officeooo:paragraph-rsid="001ee1c9"/>
    </style:style>
    <style:style style:name="P9" style:family="paragraph" style:parent-style-name="Standard">
      <style:text-properties officeooo:rsid="001fbc66" officeooo:paragraph-rsid="001fbc66"/>
    </style:style>
    <style:style style:name="P10" style:family="paragraph" style:parent-style-name="Standard" style:list-style-name="L1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language="ru" fo:country="RU" officeooo:rsid="001388e5" officeooo:paragraph-rsid="001388e5"/>
    </style:style>
    <style:style style:name="P11" style:family="paragraph" style:parent-style-name="Standard" style:list-style-name="L1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fo:language="ru" fo:country="RU" officeooo:rsid="001c6e59" officeooo:paragraph-rsid="001c8784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language="ru" fo:country="RU" officeooo:rsid="001388e5" officeooo:paragraph-rsid="001388e5"/>
    </style:style>
    <style:style style:name="P13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language="ru" fo:country="RU" officeooo:rsid="0014f07c" officeooo:paragraph-rsid="0014f07c"/>
    </style:style>
    <style:style style:name="P14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language="ru" fo:country="RU" officeooo:rsid="001679f2" officeooo:paragraph-rsid="001679f2"/>
    </style:style>
    <style:style style:name="P1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language="ru" fo:country="RU" officeooo:rsid="00186c94" officeooo:paragraph-rsid="00186c94"/>
    </style:style>
    <style:style style:name="P1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language="ru" fo:country="RU" officeooo:rsid="0019ae18" officeooo:paragraph-rsid="0019ae18"/>
    </style:style>
    <style:style style:name="P17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language="ru" fo:country="RU" officeooo:rsid="001c6e59" officeooo:paragraph-rsid="001c6e59"/>
    </style:style>
    <style:style style:name="P18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language="ru" fo:country="RU" officeooo:rsid="001c8784" officeooo:paragraph-rsid="001c8784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language="ru" fo:country="RU" officeooo:rsid="001e49b1" officeooo:paragraph-rsid="001e49b1" style:font-size-asian="12pt" style:font-size-complex="12pt"/>
    </style:style>
    <style:style style:name="P20" style:family="paragraph" style:parent-style-name="Standard" style:list-style-name="L1" style:master-page-name="">
      <loext:graphic-properties draw:fill="none"/>
      <style:paragraph-properties fo:margin-left="0.1252in" fo:margin-right="0in" fo:text-align="start" style:justify-single-word="false" fo:text-indent="0in" style:auto-text-indent="false" style:page-number="auto" fo:background-color="transparent">
        <style:tab-stops>
          <style:tab-stop style:position="0.1874in"/>
          <style:tab-stop style:position="0.3126in"/>
        </style:tab-stops>
      </style:paragraph-properties>
      <style:text-properties fo:font-size="10pt" fo:language="ru" fo:country="RU" officeooo:rsid="00186c94" officeooo:paragraph-rsid="00186c94" style:font-size-asian="10pt" style:font-size-complex="10pt"/>
    </style:style>
    <style:style style:name="P21" style:family="paragraph" style:parent-style-name="Standard" style:list-style-name="L1">
      <loext:graphic-properties draw:fill="none"/>
      <style:paragraph-properties fo:margin-left="0.1252in" fo:margin-right="0in" fo:text-align="start" style:justify-single-word="false" fo:text-indent="0in" style:auto-text-indent="false" fo:background-color="transparent">
        <style:tab-stops>
          <style:tab-stop style:position="0.1874in"/>
          <style:tab-stop style:position="0.3126in"/>
        </style:tab-stops>
      </style:paragraph-properties>
      <style:text-properties fo:font-size="10pt" fo:language="ru" fo:country="RU" officeooo:rsid="00186c94" officeooo:paragraph-rsid="00186c94" style:font-size-asian="10pt" style:font-size-complex="10pt"/>
    </style:style>
    <style:style style:name="P22" style:family="paragraph" style:parent-style-name="Standard" style:list-style-name="L1" style:master-page-name="">
      <loext:graphic-properties draw:fill="none"/>
      <style:paragraph-properties fo:margin-left="0.1866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0pt" fo:language="ru" fo:country="RU" officeooo:rsid="00186c94" officeooo:paragraph-rsid="001c6e59" style:font-size-asian="10pt" style:font-size-complex="10pt"/>
    </style:style>
    <style:style style:name="P23" style:family="paragraph" style:parent-style-name="Standard" style:list-style-name="L1" style:master-page-name="">
      <loext:graphic-properties draw:fill="none"/>
      <style:paragraph-properties fo:margin-left="0.1866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0pt" fo:language="ru" fo:country="RU" officeooo:rsid="00186c94" officeooo:paragraph-rsid="001c6e59" style:font-size-asian="10pt" style:font-size-complex="10pt"/>
    </style:style>
    <style:style style:name="P24" style:family="paragraph" style:parent-style-name="Standard" style:list-style-name="L1">
      <loext:graphic-properties draw:fill="none"/>
      <style:paragraph-properties fo:margin-left="0.1866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font-size="10pt" fo:language="ru" fo:country="RU" officeooo:rsid="00186c94" officeooo:paragraph-rsid="001c6e59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font-size="10pt" fo:language="ru" fo:country="RU" officeooo:rsid="00186c94" officeooo:paragraph-rsid="001c6e59" style:font-size-asian="10pt" style:font-size-complex="10pt"/>
    </style:style>
    <style:style style:name="P26" style:family="paragraph" style:parent-style-name="Standard" style:list-style-name="L1" style:master-page-name="">
      <loext:graphic-properties draw:fill="none"/>
      <style:paragraph-properties fo:margin-left="0.3752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9pt" fo:language="ru" fo:country="RU" officeooo:rsid="001c6e59" officeooo:paragraph-rsid="001c6e59" style:font-size-asian="9pt" style:font-size-complex="9pt"/>
    </style:style>
    <style:style style:name="P27" style:family="paragraph" style:parent-style-name="Standard" style:list-style-name="L1">
      <loext:graphic-properties draw:fill="none"/>
      <style:paragraph-properties fo:margin-left="0.3752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font-size="9pt" fo:language="ru" fo:country="RU" officeooo:rsid="001c6e59" officeooo:paragraph-rsid="001c6e59" style:font-size-asian="9pt" style:font-size-complex="9pt"/>
    </style:style>
    <style:style style:name="P28" style:family="paragraph" style:parent-style-name="Standard" style:list-style-name="L1" style:master-page-name="">
      <loext:graphic-properties draw:fill="none"/>
      <style:paragraph-properties fo:margin-left="0.1252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0pt" fo:language="ru" fo:country="RU" officeooo:rsid="00186c94" officeooo:paragraph-rsid="001c8784" style:font-size-asian="10pt" style:font-size-complex="10pt"/>
    </style:style>
    <style:style style:name="P29" style:family="paragraph" style:parent-style-name="Standard" style:list-style-name="L1">
      <loext:graphic-properties draw:fill="none"/>
      <style:paragraph-properties fo:margin-left="0.1252in" fo:margin-right="0in" fo:text-align="start" style:justify-single-word="false" fo:text-indent="0in" style:auto-text-indent="false" fo:background-color="transparent">
        <style:tab-stops>
          <style:tab-stop style:position="0.1252in"/>
        </style:tab-stops>
      </style:paragraph-properties>
      <style:text-properties fo:font-size="10pt" fo:language="ru" fo:country="RU" officeooo:rsid="00186c94" officeooo:paragraph-rsid="001c8784" style:font-size-asian="10pt" style:font-size-complex="10pt"/>
    </style:style>
    <style:style style:name="P30" style:family="paragraph" style:parent-style-name="Standard">
      <style:paragraph-properties fo:break-before="page"/>
      <style:text-properties officeooo:rsid="001fbc66" officeooo:paragraph-rsid="001fbc66"/>
    </style:style>
    <style:style style:name="T1" style:family="text">
      <style:text-properties officeooo:rsid="0012029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ee1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0291" style:font-weight-asian="bold" style:font-weight-complex="bold"/>
    </style:style>
    <style:style style:name="T6" style:family="text">
      <style:text-properties officeooo:rsid="001afa93"/>
    </style:style>
    <style:style style:name="fr1" style:family="graphic" style:parent-style-name="Frame">
      <style:graphic-properties style:vertical-pos="from-top" style:vertical-rel="paragraph" style:horizontal-pos="from-left" style:horizontal-rel="paragraph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Глава </text:span><text:span text:style-name="T5">2</text:span><text:span text:style-name="T4">. </text:span><text:span text:style-name="T5">Методология управления проектом</text:span><text:span text:style-name="T1">.</text:span></text:p>
      <text:p text:style-name="P2"><draw:frame draw:style-name="fr1" draw:name="Frame1" text:anchor-type="paragraph" svg:x="2.9102in" svg:y="0.0807in" svg:width="3.7728in" draw:z-index="0"><draw:text-box fo:min-height="5.522in"><text:p text:style-name="P3">Быстрый тест:</text:p><text:list xml:id="list900259504677486678" text:style-name="L1"><text:list-item><text:p text:style-name="P10">Управление проектом</text:p></text:list-item><text:list-item><text:p text:style-name="P12">Определение проекта</text:p></text:list-item><text:list-item><text:p text:style-name="P13">Команда проекта</text:p></text:list-item><text:list-item><text:p text:style-name="P13">Команда управления проектом</text:p></text:list-item><text:list-item><text:p text:style-name="P13">Заинтересованная сторона</text:p></text:list-item><text:list-item><text:p text:style-name="P13">Управление заинтересованными сторонами</text:p></text:list-item><text:list-item><text:p text:style-name="P14">Руководство </text:p></text:list-item><text:list-item><text:p text:style-name="P15">Офис управления проектами(PMO)</text:p><text:list><text:list-item><text:p text:style-name="P20">Поддерживающий</text:p></text:list-item><text:list-item><text:p text:style-name="P21">Контролирующий</text:p></text:list-item><text:list-item><text:p text:style-name="P21">Управляющий</text:p></text:list-item></text:list></text:list-item><text:list-item><text:p text:style-name="P16">Организационное управление проектом</text:p></text:list-item><text:list-item><text:p text:style-name="P17">Организационноая структура</text:p><text:list><text:list-item><text:p text:style-name="P22">Матричная</text:p><text:list><text:list-item><text:p text:style-name="P26">Сильная </text:p></text:list-item><text:list-item><text:p text:style-name="P27">Слабая</text:p></text:list-item><text:list-item><text:p text:style-name="P27">Сбалансированная</text:p></text:list-item></text:list></text:list-item><text:list-item><text:p text:style-name="P22">Функцональная</text:p></text:list-item><text:list-item><text:p text:style-name="P24">Проектно-ориентированная</text:p><text:p text:style-name="P24"/></text:list-item></text:list></text:list-item><text:list-item><text:p text:style-name="P11">Project expediter</text:p></text:list-item><text:list-item><text:p text:style-name="P18">Project coordinator</text:p></text:list-item><text:list-item><text:p text:style-name="P18">Факторы среды предприятия</text:p></text:list-item><text:list-item><text:p text:style-name="P18">Активы процессов предприятия</text:p><text:list><text:list-item><text:p text:style-name="P28">Процессы, политики, процедуры</text:p></text:list-item><text:list-item><text:p text:style-name="P29">Историческая информация</text:p></text:list-item><text:list-item><text:p text:style-name="P29">Извлеченные уроки</text:p></text:list-item></text:list></text:list-item><text:list-item><text:p text:style-name="P18">Журнал допущений</text:p></text:list-item><text:list-item><text:p text:style-name="P18">Допущения</text:p></text:list-item><text:list-item><text:p text:style-name="P18">Ограничения</text:p></text:list-item><text:list-item><text:p text:style-name="P18">Данные об исполнении работ, информация и отчеты</text:p></text:list-item><text:list-item><text:p text:style-name="P18">Operational work</text:p></text:list-item><text:list-item><text:p text:style-name="P19">Управление программой</text:p></text:list-item><text:list-item><text:p text:style-name="P19">Управление портфелем</text:p></text:list-item><text:list-item><text:p text:style-name="P19">Экспертное суждение</text:p></text:list-item><text:list-item><text:p text:style-name="P19">Встречи</text:p></text:list-item></text:list><text:p text:style-name="P25"/><text:p text:style-name="P25"/><text:p text:style-name="P25"/></draw:text-box></draw:frame><text:tab/>Это очень важная глава. Да, мы могли бы сказать это о каждой главе этой книги, так как все они добавят вам понимания <text:s/><text:span text:style-name="T6">в </text:span>управлени<text:span text:style-name="T6">и</text:span> проектами и приблизят Вас к сдаче экзамена PMP. Но эта глава особенно важна.</text:p>
      <text:p text:style-name="P2"><text:tab/>Эта глава содержит обзор терминов и понятий, используемых в этой книге. Понимание того, что здесь представлено, облегчит ваше обучение. Продолжая читать, ищите пробелы в своих знаниях.</text:p>
      <text:p text:style-name="P5"/>
      <text:p text:style-name="P6">Определение проекта(стр 4)</text:p>
      <text:p text:style-name="P5"><text:tab/>Поскольку искусство и наука управления проектами вращаются вокруг проектов, знание определения проекта - <text:s/>то как термин используется на экзамене, помогло многим тестируемым правильноответить как минимум на четыре вопроса на экзамене. Многие люди называют свою работу проектом, когда это совсем не так.</text:p>
      <text:p text:style-name="P7"><text:tab/>На экзамене предполагается, что проект имеет следующие характеристики:</text:p>
      <text:list xml:id="list3510432804603287108" text:style-name="L2">
        <text:list-item>
          <text:p text:style-name="P8"><text:span text:style-name="T3">Это временная деятельность <text:s/>, обладающая <text:s/>началом и концом.</text:span></text:p>
        </text:list-item>
        <text:list-item>
          <text:p text:style-name="P8"><text:span text:style-name="T3">Проект создает уникальный продукт, услугу или результат.</text:span></text:p>
        </text:list-item>
      </text:list>
      <text:p text:style-name="P9"><text:span text:style-name="T3">Д</text:span><text:span text:style-name="T2">умаете на экзамене спрашивают: «Что такое проект?». Нет, на экзамене описываются ситуационные кейсы. <text:s/>И анализируя эти ситуации, вы должны будете задаться вопросом: «А проект или тут описан?».</text:span></text:p>
      <text:p text:style-name="P9"><text:span text:style-name="T2"><text:tab/>Итак, что такое проект? Если ваш менеджер вошел в ваш офис сегодня и сказал: "Система сломана. Можешь выяснить, что с ней не так, и исправить это?” Это будет проект?</text:span></text:p>
      <text:p text:style-name="P9"><text:span text:style-name="T2"/></text:p>
      <text:p text:style-name="P3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 officeooo:rsid="000ef309" officeooo:paragraph-rsid="000ef30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ita’s Course in a Book® for Passing the Project Management Professional Exam. Ninth Edi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0:33:26.029928364</meta:creation-date>
    <meta:generator>LibreOffice/5.1.6.2$Linux_X86_64 LibreOffice_project/10m0$Build-2</meta:generator>
    <dc:date>2019-05-13T18:46:39.987843585</dc:date>
    <meta:editing-duration>PT12H15M13S</meta:editing-duration>
    <meta:editing-cycles>11</meta:editing-cycles>
    <meta:document-statistic meta:table-count="0" meta:image-count="0" meta:object-count="0" meta:page-count="2" meta:paragraph-count="48" meta:word-count="314" meta:character-count="2134" meta:non-whitespace-character-count="1893"/>
  </office:meta>
</office:document-meta>
</file>